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4 - The Arcane Eternal" calcext:value-type="string">
            <text:p>Class 1: 504 - The Arcane Eternal</text:p>
          </table:table-cell>
          <table:table-cell table:style-name="ce6" office:value-type="float" office:value="504" calcext:value-type="float">
            <text:p>504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2 - The Ashen Titan" calcext:value-type="string">
            <text:p>Class 2: 502 - The Ashen Titan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7884565.5741" calcext:value-type="float">
            <text:p>37,884,566</text:p>
          </table:table-cell>
          <table:table-cell table:style-name="ce11" table:formula="of:=[.V9]" office:value-type="float" office:value="2034459" calcext:value-type="float">
            <text:p>2,034,459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2.50778" calcext:value-type="float">
            <text:p>112.5</text:p>
          </table:table-cell>
          <table:table-cell table:style-name="ce10" table:formula="of:=1.1%*(1+[.R16])/60" office:value-type="percentage" office:value="0.00311483333333333" calcext:value-type="percentage">
            <text:p>0.31%</text:p>
          </table:table-cell>
          <table:table-cell table:style-name="ce9" table:formula="of:=[.V2]*60" office:value-type="percentage" office:value="0.18689" calcext:value-type="percentage">
            <text:p>18.69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76 - The Faen Valkyrie" calcext:value-type="string">
            <text:p>Class 3: 476 - The Faen Valkyrie</text:p>
          </table:table-cell>
          <table:table-cell table:style-name="ce6" office:value-type="float" office:value="476" calcext:value-type="float">
            <text:p>47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45" calcext:value-type="float">
            <text:p>47.45</text:p>
          </table:table-cell>
          <table:table-cell table:style-name="ce12" table:formula="of:=[.U10]" office:value-type="percentage" office:value="47.45" calcext:value-type="percentage">
            <text:p>47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11.25" calcext:value-type="float">
            <text:p>8311.3</text:p>
          </table:table-cell>
          <table:table-cell/>
          <table:table-cell table:style-name="ce6"/>
          <table:table-cell table:style-name="ce6" table:formula="of:=[.U11]" office:value-type="float" office:value="20.55" calcext:value-type="float">
            <text:p>20.55</text:p>
          </table:table-cell>
          <table:table-cell table:style-name="ce12" table:formula="of:=[.U11]" office:value-type="percentage" office:value="20.55" calcext:value-type="percentage">
            <text:p>20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625" calcext:value-type="float">
            <text:p>422.6</text:p>
          </table:table-cell>
          <table:table-cell table:style-name="ce10" table:formula="of:=[.W4]/60" office:value-type="percentage" office:value="0.004025" calcext:value-type="percentage">
            <text:p>0.40%</text:p>
          </table:table-cell>
          <table:table-cell table:style-name="ce9" table:formula="of:=1%*(1+3+3%*[.E79])+([.F7]/100/100/2)+1%" office:value-type="percentage" office:value="0.2415" calcext:value-type="percentage">
            <text:p>24.15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3" calcext:value-type="float">
            <text:p>6.3</text:p>
          </table:table-cell>
          <table:table-cell table:style-name="ce12" table:formula="of:=[.U12]" office:value-type="percentage" office:value="6.3" calcext:value-type="percentage">
            <text:p>6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5.61778" calcext:value-type="float">
            <text:p>145.6</text:p>
          </table:table-cell>
          <table:table-cell table:style-name="ce10" table:formula="of:=1.1%*(1+[.R16]+500%)/60" office:value-type="percentage" office:value="0.0040315" calcext:value-type="percentage">
            <text:p>0.40%</text:p>
          </table:table-cell>
          <table:table-cell table:style-name="ce9" table:formula="of:=[.V5]*60" office:value-type="percentage" office:value="0.24189" calcext:value-type="percentage">
            <text:p>24.19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162.5" calcext:value-type="float">
            <text:p>2516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532592.26" calcext:value-type="float">
            <text:p>11532592.2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7884565.5741" calcext:value-type="float">
            <text:p>37884565.5741</text:p>
          </table:table-cell>
          <table:table-cell table:style-name="ce6" table:formula="of:=([.S11]+[.S12])/2" office:value-type="float" office:value="2034459" calcext:value-type="float">
            <text:p>203445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4236538.8882" calcext:value-type="float">
            <text:p>64236538.888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45" calcext:value-type="percentage">
            <text:p>47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936416184971" calcext:value-type="percentage">
            <text:p>98.2%</text:p>
          </table:table-cell>
          <table:table-cell table:formula="of:=1/(1-[.Q11])" office:value-type="float" office:value="55.3599999999999" calcext:value-type="float">
            <text:p>55.3599999999999</text:p>
          </table:table-cell>
          <table:table-cell table:formula="of:=[.$S$2]/(1/(1+[.$O$16]+[.$AV$16]))" office:value-type="float" office:value="1951924.8" calcext:value-type="float">
            <text:p>1951924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55" calcext:value-type="percentage">
            <text:p>205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11.3]" calcext:value-type="string">
            <text:p>Str: <text:s/>545 <text:s/>[8,311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38065176591" calcext:value-type="percentage">
            <text:p>98.3%</text:p>
          </table:table-cell>
          <table:table-cell table:formula="of:=1/(1-[.Q12])" office:value-type="float" office:value="58.6099999999999" calcext:value-type="float">
            <text:p>58.6099999999999</text:p>
          </table:table-cell>
          <table:table-cell table:formula="of:=[.$S$2]/(1/(1+[.$O$16]+[.$AJ$16]+[.$AV$16]))" office:value-type="float" office:value="2116993.2" calcext:value-type="float">
            <text:p>2116993.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3" calcext:value-type="percentage">
            <text:p>6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37240680781" calcext:value-type="percentage">
            <text:p>98.2%</text:p>
          </table:table-cell>
          <table:table-cell table:style-name="ce14" table:formula="of:=([.R11]+[.R12])/2" office:value-type="float" office:value="56.9849999999999" calcext:value-type="float">
            <text:p>57.0</text:p>
          </table:table-cell>
          <table:table-cell table:style-name="ce14" table:formula="of:=([.S11]+[.S12])/2" office:value-type="float" office:value="2034459" calcext:value-type="float">
            <text:p>2034459.0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3" calcext:value-type="percentage">
            <text:p>43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162.5]" calcext:value-type="string">
            <text:p>Int: 1650 [25,16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45" calcext:value-type="percentage">
            <text:p>47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99" calcext:value-type="percentage">
            <text:p>15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25" calcext:value-type="percentage">
            <text:p>142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25" calcext:value-type="percentage">
            <text:p>14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55" calcext:value-type="percentage">
            <text:p>20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3" calcext:value-type="percentage">
            <text:p>6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59" calcext:value-type="percentage">
            <text:p>55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45.0%" calcext:value-type="string">
            <text:p>Resilience: 4,74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55.0%" calcext:value-type="string">
            <text:p>Speed+: <text:s text:c="4"/>2,055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0]+([.C20]-1)*20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3" table:formula="of:=[.D21]+([.C21]-1)*20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25" calcext:value-type="percentage">
            <text:p>72.50%</text:p>
          </table:table-cell>
          <table:table-cell table:style-name="ce35" table:formula="of:=[.O21]" office:value-type="percentage" office:value="7.25" calcext:value-type="percentage">
            <text:p>72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25" calcext:value-type="percentage">
            <text:p>72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25" calcext:value-type="percentage">
            <text:p>72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25" calcext:value-type="percentage">
            <text:p>72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25" calcext:value-type="percentage">
            <text:p>72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formula="of:=[.D22]+([.C22]-1)*20" office:value-type="float" office:value="43" calcext:value-type="float">
            <text:p>43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24]+([.C24]-1)*20" office:value-type="float" office:value="46" calcext:value-type="float">
            <text:p>4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3" calcext:value-type="percentage">
            <text:p>123.00%</text:p>
          </table:table-cell>
          <table:table-cell table:style-name="ce37" table:formula="of:=[.R24]" office:value-type="percentage" office:value="15.99" calcext:value-type="percentage">
            <text:p>159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99" calcext:value-type="percentage">
            <text:p>159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59" calcext:value-type="percentage">
            <text:p>55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2.5] [321.0 seconds]" calcext:value-type="string">
            <text:p>hp/sec: <text:s text:c="2"/>0.31% [112.5] [321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5.6] [248.0 seconds]" calcext:value-type="string">
            <text:p>w/Mantle: 0.40% [145.6] [248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28]+([.C2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6] [248.4 seconds]" calcext:value-type="string">
            <text:p>w/Med: <text:s text:c="3"/>0.40% [422.6] [248.4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2" calcext:value-type="float">
            <text:p>502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4%     [hp x  56.98]" calcext:value-type="string">
            <text:p>Mitigation: <text:s text:c="6"/>98.244% <text:s text:c="4"/>[hp x <text:s/>56.9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34,459.0 [hp x 119.67]" calcext:value-type="string">
            <text:p>Effective Health: 2,034,459.0 [hp x 119.67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6  Sentinel Reconstruction [E]     x4 " calcext:value-type="string">
            <text:p>3-6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36]+([.C36]-1)*20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5  Azarinth Awakening [E]         x10 [72.5% =&gt; 725.0% Resilience, Speed, Intelligence and Strength]" calcext:value-type="string">
            <text:p>3-5 <text:s/>Azarinth Awakening [E] <text:s text:c="8"/>x10 [72.5% =&gt; 72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15" table:formula="of:=[.D37]+([.C37]-1)*20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3  Transfer [E]                    x1 " calcext:value-type="string">
            <text:p>3-3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16" table:formula="of:=[.D39]+([.C39]-1)*20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25" calcext:value-type="percentage">
            <text:p>52.50%</text:p>
          </table:table-cell>
          <table:table-cell table:style-name="ce39" table:formula="of:=[.AG39]" office:value-type="percentage" office:value="6.3" calcext:value-type="percentage">
            <text:p>63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3" calcext:value-type="percentage">
            <text:p>63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3" calcext:value-type="percentage">
            <text:p>63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6  Sentinel Core [E]              x13 [43.0% =&gt; 559.0% Durability, 123.0% =&gt; 1,599.0% Health Regen, 25.0% =&gt; 325.0% Magic Resistance]" calcext:value-type="string">
            <text:p>3-6 <text:s/>Sentinel Core [E] <text:s text:c="13"/>x13 [43.0% =&gt; 559.0% Durability, 123.0% =&gt; 1,599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76" calcext:value-type="float">
            <text:p>47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4  Arcane Circulation [E]         x10 [112.5% to Deconstruction/Reconstruction]" calcext:value-type="string">
            <text:p>3-4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3  Authority of Ash and Ember [E]  x3 " calcext:value-type="string">
            <text:p>3-3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4  Ashen Wings [E]                x12 " calcext:value-type="string">
            <text:p>3-4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5  Avatar of Ash [E]              x12 [52.5% =&gt; 630.0% Reflexes and Speed]" calcext:value-type="string">
            <text:p>3-5 <text:s/>Avatar of Ash [E] <text:s text:c="13"/>x12 [52.5% =&gt; 630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31" calcext:value-type="float">
            <text:p>2231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3 Ashen Limbs" calcext:value-type="string">
            <text:p>1-13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67]+([.C67]-1)*20" office:value-type="float" office:value="13" calcext:value-type="float">
            <text:p>13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9 Deviant of Humanity" calcext:value-type="string">
            <text:p>3-19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70]+([.C70]-1)*20" office:value-type="float" office:value="59" calcext:value-type="float">
            <text:p>59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3  Drill " calcext:value-type="string">
            <text:p>1-3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71]+([.C71]-1)*20" office:value-type="float" office:value="3" calcext:value-type="float">
            <text:p>3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5 Meditation" calcext:value-type="string">
            <text:p>3-15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55" calcext:value-type="float">
            <text:p>5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8  Oxygen Repository" calcext:value-type="string">
            <text:p>2-8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5 Spear of Ash" calcext:value-type="string">
            <text:p>1-15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6 Veteran" calcext:value-type="string">
            <text:p>3-2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formula="of:=[.D87]+([.C87]-1)*20" office:value-type="float" office:value="66" calcext:value-type="float">
            <text:p>66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4  [39% - 68%] Soul Magic Resistance" calcext:value-type="string">
            <text:p>2-14 <text:s/>[39% - 6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6]+([.C136]-1)*20" office:value-type="float" office:value="34" calcext:value-type="float">
            <text:p>3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9%" calcext:value-type="string">
            <text:p>39%</text:p>
          </table:table-cell>
          <table:table-cell table:formula="of:=TEXT(VLOOKUP([.E136];[.$BH$2:.$BJ$74];3);  &quot;0#%&quot;)" office:value-type="string" office:string-value="68%" calcext:value-type="string">
            <text:p>6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9   [59% - 95%] Void Magic Resistance" calcext:value-type="string">
            <text:p>3-9 <text:s text:c="2"/>[59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44]+([.C144]-1)*20" office:value-type="float" office:value="49" calcext:value-type="float">
            <text:p>49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9%" calcext:value-type="string">
            <text:p>59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4" calcext:value-type="float">
            <text:p>504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2" calcext:value-type="float">
            <text:p>502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76" calcext:value-type="float">
            <text:p>476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11.3" calcext:value-type="string">
            <text:p>8,311.3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162.5" calcext:value-type="string">
            <text:p>25,162.5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45.0%" calcext:value-type="string">
            <text:p>4,7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55.0%" calcext:value-type="string">
            <text:p>2,05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2.5" calcext:value-type="string">
            <text:p>112.5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1.0" calcext:value-type="string">
            <text:p>32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5.6" calcext:value-type="string">
            <text:p>145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8.0" calcext:value-type="string">
            <text:p>248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6" calcext:value-type="string">
            <text:p>422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4" calcext:value-type="string">
            <text:p>248.4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4%" calcext:value-type="string">
            <text:p>98.244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98" calcext:value-type="string">
            <text:p>56.98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34,459.0" calcext:value-type="string">
            <text:p>2,034,459.0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67" calcext:value-type="string">
            <text:p>119.67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6" calcext:value-type="float">
            <text:p>6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5" calcext:value-type="float">
            <text:p>5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2.5% =&gt; 725.0%" calcext:value-type="string">
            <text:p>72.5% =&gt; 72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" calcext:value-type="float">
            <text:p>3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6" calcext:value-type="float">
            <text:p>6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3.0% =&gt; 559.0%" calcext:value-type="string">
            <text:p>43.0% =&gt; 55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3.0% =&gt; 1,599.0%" calcext:value-type="string">
            <text:p>123.0% =&gt; 1,59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4" calcext:value-type="float">
            <text:p>4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4" calcext:value-type="float">
            <text:p>4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5" calcext:value-type="float">
            <text:p>5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2.5% =&gt; 630.0%" calcext:value-type="string">
            <text:p>52.5% =&gt; 63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4 - The Arcane Eternal" calcext:value-type="string">
            <text:p>Class 1: 504 - The Arcane Eternal</text:p>
          </table:table-cell>
        </table:table-row>
        <table:table-row table:style-name="ro1">
          <table:table-cell table:formula="of:=[$Calculations.A2]" office:value-type="string" office:string-value="Class 2: 502 - The Ashen Titan" calcext:value-type="string">
            <text:p>Class 2: 502 - The Ashen Titan</text:p>
          </table:table-cell>
        </table:table-row>
        <table:table-row table:style-name="ro1">
          <table:table-cell table:formula="of:=[$Calculations.A3]" office:value-type="string" office:string-value="Class 3: 476 - The Faen Valkyrie" calcext:value-type="string">
            <text:p>Class 3: 47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11.3]" calcext:value-type="string">
            <text:p>Str: <text:s/>545 <text:s/>[8,311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162.5]" calcext:value-type="string">
            <text:p>Int: 1650 [25,16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45.0%" calcext:value-type="string">
            <text:p>Resilience: 4,745.0%</text:p>
          </table:table-cell>
        </table:table-row>
        <table:table-row table:style-name="ro1">
          <table:table-cell table:formula="of:=[$Calculations.A18]" office:value-type="string" office:string-value="Speed+:     2,055.0%" calcext:value-type="string">
            <text:p>Speed+: <text:s text:c="4"/>2,055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2.5] [321.0 seconds]" calcext:value-type="string">
            <text:p>hp/sec: <text:s text:c="2"/>0.31% [112.5] [321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6] [248.4 seconds]" calcext:value-type="string">
            <text:p>w/Med: <text:s text:c="3"/>0.40% [422.6] [248.4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4%     [hp x  56.98]" calcext:value-type="string">
            <text:p>Mitigation: <text:s text:c="6"/>98.244% <text:s text:c="4"/>[hp x <text:s/>56.98]</text:p>
          </table:table-cell>
        </table:table-row>
        <table:table-row table:style-name="ro1">
          <table:table-cell table:formula="of:=[$Calculations.A32]" office:value-type="string" office:string-value="Effective Health: 2,034,459.0 [hp x 119.67]" calcext:value-type="string">
            <text:p>Effective Health: 2,034,459.0 [hp x 119.67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6  Sentinel Reconstruction [E]     x4 " calcext:value-type="string">
            <text:p>3-6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5  Azarinth Awakening [E]         x10 [72.5% =&gt; 725.0% Resilience, Speed, Intelligence and Strength]" calcext:value-type="string">
            <text:p>3-5 <text:s/>Azarinth Awakening [E] <text:s text:c="8"/>x10 [72.5% =&gt; 72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3  Transfer [E]                    x1 " calcext:value-type="string">
            <text:p>3-3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6  Sentinel Core [E]              x13 [43.0% =&gt; 559.0% Durability, 123.0% =&gt; 1,599.0% Health Regen, 25.0% =&gt; 325.0% Magic Resistance]" calcext:value-type="string">
            <text:p>3-6 <text:s/>Sentinel Core [E] <text:s text:c="13"/>x13 [43.0% =&gt; 559.0% Durability, 123.0% =&gt; 1,599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4  Arcane Circulation [E]         x10 [112.5% to Deconstruction/Reconstruction]" calcext:value-type="string">
            <text:p>3-4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3  Authority of Ash and Ember [E]  x3 " calcext:value-type="string">
            <text:p>3-3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4  Ashen Wings [E]                x12 " calcext:value-type="string">
            <text:p>3-4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5  Avatar of Ash [E]              x12 [52.5% =&gt; 630.0% Reflexes and Speed]" calcext:value-type="string">
            <text:p>3-5 <text:s/>Avatar of Ash [E] <text:s text:c="13"/>x12 [52.5% =&gt; 630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9 Deviant of Humanity" calcext:value-type="string">
            <text:p>3-19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5 Meditation" calcext:value-type="string">
            <text:p>3-15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8  Oxygen Repository" calcext:value-type="string">
            <text:p>2-8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6 Veteran" calcext:value-type="string">
            <text:p>3-26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4  [39% - 68%] Soul Magic Resistance" calcext:value-type="string">
            <text:p>2-14 <text:s/>[39% - 68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9   [59% - 95%] Void Magic Resistance" calcext:value-type="string">
            <text:p>3-9 <text:s text:c="2"/>[59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17:44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20:18.036000000</dc:date>
    <meta:generator>LibreOffice/7.0.5.2$Windows_X86_64 LibreOffice_project/64390860c6cd0aca4beafafcfd84613dd9dfb63a</meta:generator>
    <meta:editing-duration>P1DT3H20M44S</meta:editing-duration>
    <meta:editing-cycles>162</meta:editing-cycles>
    <meta:document-statistic meta:table-count="2" meta:cell-count="2185" meta:object-count="0"/>
    <meta:user-defined meta:name="AppVersion">16.0300</meta:user-defined>
  </office:meta>
</office:document-meta>
</file>